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tru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20")</text:p>
       <text:p>    (ID "#SB" VALUE "20")</text:p>
       <text:p>    (ID "Zahl" VALUE "20")</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20</text:database-display></text:p>
      <text:p text:style-name="WollMuxVerfuegungspunktAbdruck"><text:span text:style-name="WollMuxRoemischeZiffer"><text:span text:style-name="T1">II.<text:tab/></text:span></text:span><text:span text:style-name="T1">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1:39</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1" meta:paragraph-count="31" meta:word-count="93" meta:character-count="723"/>
  </office:meta>
</office:document-meta>
</file>